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184in" table:align="left"/>
    </style:style>
    <style:style style:name="Table1.A" style:family="table-column">
      <style:table-column-properties style:column-width="2.2396in"/>
    </style:style>
    <style:style style:name="Table1.B" style:family="table-column">
      <style:table-column-properties style:column-width="0.9507in"/>
    </style:style>
    <style:style style:name="Table1.C" style:family="table-column">
      <style:table-column-properties style:column-width="0.993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size="12pt" officeooo:rsid="00077c8f" officeooo:paragraph-rsid="00077c8f" style:font-size-asian="12pt" style:font-size-complex="12pt"/>
    </style:style>
    <style:style style:name="P2" style:family="paragraph" style:parent-style-name="Text_20_body">
      <style:text-properties fo:font-size="12pt" fo:font-weight="bold" officeooo:rsid="00077c8f" officeooo:paragraph-rsid="00077c8f" style:font-size-asian="12pt" style:font-weight-asian="bold" style:font-size-complex="12pt" style:font-weight-complex="bold"/>
    </style:style>
    <style:style style:name="P3" style:family="paragraph" style:parent-style-name="Text_20_body">
      <style:text-properties officeooo:paragraph-rsid="00077c8f"/>
    </style:style>
    <style:style style:name="P4" style:family="paragraph" style:parent-style-name="Heading_20_2">
      <style:text-properties officeooo:paragraph-rsid="0006683f"/>
    </style:style>
    <style:style style:name="P5" style:family="paragraph" style:parent-style-name="Heading_20_2">
      <style:text-properties officeooo:rsid="0006683f" officeooo:paragraph-rsid="0006683f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Heading_20_3">
      <style:paragraph-properties fo:margin-top="0in" fo:margin-bottom="0.0972in" style:contextual-spacing="false" fo:line-height="115%"/>
    </style:style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able_20_Heading">
      <style:text-properties officeooo:paragraph-rsid="0006683f"/>
    </style:style>
    <style:style style:name="P12" style:family="paragraph" style:parent-style-name="Table_20_Contents">
      <style:text-properties officeooo:paragraph-rsid="0006683f"/>
    </style:style>
    <style:style style:name="P13" style:family="paragraph" style:parent-style-name="Table_20_Contents">
      <style:text-properties officeooo:rsid="0006683f" officeooo:paragraph-rsid="0006683f"/>
    </style:style>
    <style:style style:name="P14" style:family="paragraph" style:parent-style-name="Table_20_Contents">
      <style:text-properties officeooo:rsid="00077c8f" officeooo:paragraph-rsid="00077c8f"/>
    </style:style>
    <style:style style:name="P15" style:family="paragraph" style:parent-style-name="Text_20_body">
      <style:text-properties officeooo:paragraph-rsid="0006683f"/>
    </style:style>
    <style:style style:name="P16" style:family="paragraph" style:parent-style-name="Standard">
      <style:text-properties officeooo:paragraph-rsid="0006683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bold" officeooo:rsid="00077c8f" style:font-size-asian="12pt" style:font-weight-asian="bold" style:font-size-complex="12pt" style:font-weight-complex="bold"/>
    </style:style>
    <style:style style:name="T3" style:family="text">
      <style:text-properties fo:font-size="12pt" fo:font-weight="normal" officeooo:rsid="00077c8f" style:font-size-asian="12pt" style:font-weight-asian="normal" style:font-size-complex="12pt" style:font-weight-complex="normal"/>
    </style:style>
    <style:style style:name="T4" style:family="text">
      <style:text-properties officeooo:rsid="0006683f"/>
    </style:style>
    <style:style style:name="T5" style:family="text">
      <style:text-properties officeooo:rsid="00077c8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Oggetto: <text:span text:style-name="T1">Relazione progetto di Programmazione ad Oggetti</text:span></text:h>
      <text:p text:style-name="P2">Studente: <text:span text:style-name="T1">Vegliante amerigo, Mat: 2111004</text:span></text:p>
      <text:p text:style-name="P3"><text:span text:style-name="T2">Titolo: </text:span><text:span text:style-name="T3">Shelfr</text:span></text:p>
      <text:h text:style-name="P4" text:outline-level="2">Introduzione</text:h>
      <text:p text:style-name="Text_20_body">Il progetto <text:span text:style-name="Strong_20_Emphasis">Shelfr</text:span> è un’applicazione desktop sviluppata in C++ con il framework Qt, che consente di gestire una collezione personale di prodotti multimediali. L’utente può aggiungere, modificare, visualizzare ed eliminare oggetti appartenenti a diverse categorie: libri, film, musica e videogiochi.</text:p>
      <text:p text:style-name="Text_20_body">Uno degli elementi chiave dell’applicazione è la possibilità di <text:span text:style-name="Strong_20_Emphasis">ricercare</text:span> e <text:span text:style-name="Strong_20_Emphasis">filtrare</text:span> i media per titolo, con una gestione dinamica dell’interfaccia che mostra i risultati sotto forma di <text:span text:style-name="Strong_20_Emphasis">card grafiche</text:span>. Ogni elemento è persistito su file JSON, permettendo la conservazione dei dati tra sessioni e una facile serializzazione/deserializzazione.</text:p>
      <text:p text:style-name="Text_20_body">Il progetto trae ispirazione dalle moderne librerie digitali e dalle piattaforme di e-commerce, ma con un approccio semplificato volto a mostrare i principi della programmazione a oggetti. In particolare, sono stati utilizzati diversi <text:span text:style-name="Strong_20_Emphasis">design pattern</text:span> (Visitor <text:span text:style-name="T4">e</text:span> Observer) per implementare polimorfismo, modularità ed estendibilità del codice.</text:p>
      <text:p text:style-name="Text_20_body">L’obiettivo è fornire un sistema completo che unisca gestione dati, persistenza e interfaccia grafica, realizzato da zero sfruttando esclusivamente gli strumenti offerti dal framework Qt.</text:p>
      <text:h text:style-name="P5" text:outline-level="2">Descrizione del Modello</text:h>
      <text:p text:style-name="Text_20_body">Il modello logico si articola principalmente in due parti:</text:p>
      <text:list text:style-name="L1">
        <text:list-item>
          <text:p text:style-name="P6"><text:span text:style-name="Strong_20_Emphasis">La gerarchia dei media</text:span>: rappresentata dalla superclasse astratta <text:span text:style-name="Source_20_Text">Media</text:span>, che raccoglie le informazioni comuni a tutti gli oggetti (titolo, autore, anno, percorso immagine). Da essa derivano le classi concrete <text:span text:style-name="Source_20_Text">Book</text:span>, <text:span text:style-name="Source_20_Text">Film</text:span>, <text:span text:style-name="Source_20_Text">Music</text:span> e <text:span text:style-name="Source_20_Text">VideoGame</text:span>, ognuna con attributi specifici.</text:p>
        </text:list-item>
        <text:list-item>
          <text:p text:style-name="P6"><text:span text:style-name="Strong_20_Emphasis">Il sistema di gestione e persistenza</text:span>: la classe <text:span text:style-name="Source_20_Text">JsonManager</text:span> si occupa di caricare e salvare i media su file JSON.</text:p>
        </text:list-item>
      </text:list>
      <text:p text:style-name="Text_20_body">Il design pattern <text:span text:style-name="Strong_20_Emphasis">Visitor</text:span> viene applicato attraverso <text:span text:style-name="Source_20_Text">MediaVisitorInterface</text:span> e le sue implementazioni (<text:span text:style-name="Source_20_Text">MediaCardVisitor</text:span>, <text:span text:style-name="Source_20_Text">MediaFilterVisitor</text:span>), che consentono di estendere dinamicamente le funzionalità delle classi <text:span text:style-name="Source_20_Text">Media</text:span>, rispettando la const correctness.</text:p>
      <text:p text:style-name="Text_20_body">L’interfaccia grafica utilizza diverse viste (<text:span text:style-name="Source_20_Text">SearchItemView</text:span>, <text:span text:style-name="Source_20_Text">AddItemView</text:span>, <text:span text:style-name="Source_20_Text">EditItemView</text:span>, <text:span text:style-name="Source_20_Text">ViewItemView</text:span>) collegate alla <text:span text:style-name="Source_20_Text">MainWindow</text:span> e coordinate da <text:span text:style-name="Source_20_Text">Workspace</text:span>. La rappresentazione a card è realizzata dalla classe <text:span text:style-name="Source_20_Text">MediaCard</text:span>, che si collega a ogni media tramite un sistema di mappe.</text:p>
      <text:h text:style-name="P5" text:outline-level="2">Polimorfismo</text:h>
      <text:p text:style-name="Text_20_body">Il progetto sfrutta il polimorfismo in diversi modi significativi:</text:p>
      <text:list text:style-name="L2">
        <text:list-item>
          <text:p text:style-name="P7"><text:soft-page-break/><text:span text:style-name="Strong_20_Emphasis">Visitor Pattern</text:span>: i metodi virtuali <text:span text:style-name="Source_20_Text">accept</text:span> permettono a ciascun <text:span text:style-name="Source_20_Text">Media</text:span> di essere “visitato” da oggetti diversi. Questo viene usato per:</text:p>
          <text:list>
            <text:list-item>
              <text:p text:style-name="P7">generare le card grafiche (<text:span text:style-name="Source_20_Text">MediaCardVisitor</text:span>),</text:p>
            </text:list-item>
            <text:list-item>
              <text:p text:style-name="P7">applicare filtri di ricerca (<text:span text:style-name="Source_20_Text">MediaFilterVisitor</text:span>).</text:p>
            </text:list-item>
          </text:list>
        </text:list-item>
        <text:list-item>
          <text:p text:style-name="P7"><text:span text:style-name="Strong_20_Emphasis">Strategy Pattern</text:span>: l’interfaccia <text:span text:style-name="Source_20_Text">ThemeManager</text:span> permette di applicare diversi fogli di stile (<text:span text:style-name="Source_20_Text">dark.css</text:span>, <text:span text:style-name="Source_20_Text">light.css</text:span>) senza modificare il resto del codice.</text:p>
        </text:list-item>
        <text:list-item>
          <text:p text:style-name="P7"><text:span text:style-name="Strong_20_Emphasis">Observer Pattern</text:span>: la GUI è progettata per reagire dinamicamente a operazioni come aggiunta o rimozione, grazie a segnali e slot di Qt.</text:p>
        </text:list-item>
      </text:list>
      <text:p text:style-name="Text_20_body">Questi usi vanno oltre il polimorfismo “banale”, perché sfruttano i pattern per separare responsabilità, rendere il codice estensibile e facilmente manutenibile.</text:p>
      <text:h text:style-name="Heading_20_2" text:outline-level="2">Persistenza dei dati</text:h>
      <text:p text:style-name="Text_20_body">La persistenza è implementata tramite la classe <text:span text:style-name="Source_20_Text">JsonManager</text:span>, che utilizza <text:span text:style-name="Source_20_Text">QJsonArray</text:span> e <text:span text:style-name="Source_20_Text">QJsonObject</text:span> per serializzare e deserializzare i dati.<text:line-break/>Tutti i media sono salvati in un unico file (<text:span text:style-name="Source_20_Text">media.json</text:span>), che contiene un array di oggetti JSON. Ogni oggetto ha un attributo <text:span text:style-name="Source_20_Text">"type"</text:span> per distinguere il tipo (<text:span text:style-name="Source_20_Text">book</text:span>, <text:span text:style-name="Source_20_Text">film</text:span>, <text:span text:style-name="Source_20_Text">music</text:span>, <text:span text:style-name="Source_20_Text">videogame</text:span>).</text:p>
      <text:h text:style-name="Heading_20_2" text:outline-level="2">Funzionalità implementate</text:h>
      <text:h text:style-name="P8" text:outline-level="3">Funzionali</text:h>
      <text:list text:style-name="L3">
        <text:list-item>
          <text:p text:style-name="P9">Gestione di quattro tipologie di articoli (libri, film, musica, videogiochi).</text:p>
        </text:list-item>
        <text:list-item>
          <text:p text:style-name="P9">Aggiunta, modifica, visualizzazione ed eliminazione degli oggetti.</text:p>
        </text:list-item>
        <text:list-item>
          <text:p text:style-name="P9">Persistenza dei dati su file JSON.</text:p>
        </text:list-item>
        <text:list-item>
          <text:p text:style-name="P9">Funzionalità di ricerca con filtro sul titolo.</text:p>
        </text:list-item>
        <text:list-item>
          <text:p text:style-name="P9">Uso del polimorfismo per differenziare il comportamento tra le classi derivate.</text:p>
        </text:list-item>
      </text:list>
      <text:h text:style-name="P8" text:outline-level="3">Grafiche</text:h>
      <text:list text:style-name="L4">
        <text:list-item>
          <text:p text:style-name="P10">Interfaccia realizzata con Qt Widgets.</text:p>
        </text:list-item>
        <text:list-item>
          <text:p text:style-name="P10">Barra di ricerca e pulsante “Clear”.</text:p>
        </text:list-item>
        <text:list-item>
          <text:p text:style-name="P10">Visualizzazione a griglia con <text:span text:style-name="Strong_20_Emphasis">card grafiche</text:span>.</text:p>
        </text:list-item>
        <text:list-item>
          <text:p text:style-name="P10">Scroll area per navigare tra i risultati.</text:p>
        </text:list-item>
        <text:list-item>
          <text:p text:style-name="P10">Barra laterale (<text:span text:style-name="Source_20_Text">Sidebar</text:span>) per accedere alle diverse viste.</text:p>
        </text:list-item>
        <text:list-item>
          <text:p text:style-name="P10">Tema selezionabile (chiaro/scuro) tramite <text:span text:style-name="Source_20_Text">ThemeManager</text:span>.</text:p>
        </text:list-item>
        <text:list-item>
          <text:p text:style-name="P10">Stili CSS personalizzati (<text:span text:style-name="Source_20_Text">light.css</text:span>, <text:span text:style-name="Source_20_Text">dark.css</text:span>).</text:p>
        </text:list-item>
        <text:list-item>
          <text:p text:style-name="P10"><text:soft-page-break/>Effetti grafici come hover e pulsanti con icone.</text:p>
        </text:list-item>
      </text:list>
      <text:p text:style-name="Text_20_body"/>
      <text:h text:style-name="P4" text:outline-level="2">Rendicontazione or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1">Attività</text:p>
            </table:table-cell>
            <table:table-cell table:style-name="Table1.A1" office:value-type="string">
              <text:p text:style-name="P11">Ore previste</text:p>
            </table:table-cell>
            <table:table-cell table:style-name="Table1.A1" office:value-type="string">
              <text:p text:style-name="P11">Ore effettive</text:p>
            </table:table-cell>
          </table:table-row>
        </table:table-header-rows>
        <table:table-row>
          <table:table-cell table:style-name="Table1.A1" office:value-type="string">
            <text:p text:style-name="P12">Studio e progettazione</text:p>
          </table:table-cell>
          <table:table-cell table:style-name="Table1.A1" office:value-type="string">
            <text:p text:style-name="P13">7</text:p>
          </table:table-cell>
          <table:table-cell table:style-name="Table1.A1" office:value-type="string">
            <text:p text:style-name="P13">9</text:p>
          </table:table-cell>
        </table:table-row>
        <table:table-row>
          <table:table-cell table:style-name="Table1.A1" office:value-type="string">
            <text:p text:style-name="P12">Sviluppo del codice del modello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3">7</text:p>
          </table:table-cell>
        </table:table-row>
        <table:table-row>
          <table:table-cell table:style-name="Table1.A1" office:value-type="string">
            <text:p text:style-name="P12">Studio del framework Qt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4">9</text:p>
          </table:table-cell>
        </table:table-row>
        <table:table-row>
          <table:table-cell table:style-name="Table1.A1" office:value-type="string">
            <text:p text:style-name="P12">Sviluppo del codice della GUI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3">1<text:span text:style-name="T5">5</text:span></text:p>
          </table:table-cell>
        </table:table-row>
        <table:table-row>
          <table:table-cell table:style-name="Table1.A1" office:value-type="string">
            <text:p text:style-name="P12">Test e debug</text:p>
          </table:table-cell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13">5</text:p>
          </table:table-cell>
        </table:table-row>
        <table:table-row>
          <table:table-cell table:style-name="Table1.A1" office:value-type="string">
            <text:p text:style-name="P12">Stesura della relazione</text:p>
          </table:table-cell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13">3</text:p>
          </table:table-cell>
        </table:table-row>
        <table:table-row>
          <table:table-cell table:style-name="Table1.A1" office:value-type="string">
            <text:p text:style-name="P12"><text:span text:style-name="Strong_20_Emphasis">Totale</text:span></text:p>
          </table:table-cell>
          <table:table-cell table:style-name="Table1.A1" office:value-type="string">
            <text:p text:style-name="P12"><text:span text:style-name="Strong_20_Emphasis"><text:span text:style-name="T4">40</text:span></text:span></text:p>
          </table:table-cell>
          <table:table-cell table:style-name="Table1.A1" office:value-type="string">
            <text:p text:style-name="P12"><text:span text:style-name="Strong_20_Emphasis"><text:span text:style-name="T4">4</text:span></text:span><text:span text:style-name="Strong_20_Emphasis"><text:span text:style-name="T5">8</text:span></text:span></text:p>
          </table:table-cell>
        </table:table-row>
      </table:table>
      <text:p text:style-name="P15"/>
      <text:p text:style-name="P16">Il monte ore è stato leggermente superato a causa del tempo aggiuntivo richiesto per testare le interazioni della GUI , <text:span text:style-name="T5">e sviluppare una GUI funzionante e ordinata e per </text:span>garantire la corretta sincronizzazione con il file JSON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3T23:01:25.551274657</meta:creation-date>
    <dc:date>2025-09-13T23:23:00.354696050</dc:date>
    <meta:editing-duration>PT7M31S</meta:editing-duration>
    <meta:editing-cycles>1</meta:editing-cycles>
    <meta:document-statistic meta:table-count="1" meta:image-count="0" meta:object-count="0" meta:page-count="3" meta:paragraph-count="66" meta:word-count="660" meta:character-count="4553" meta:non-whitespace-character-count="3979"/>
    <meta:generator>LibreOffice/25.2.5.2$Linux_X86_64 LibreOffice_project/520$Build-2</meta:generator>
  </office:meta>
</office:document-meta>
</file>